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fo:keep-with-next="always" style:writing-mode="lr-tb"/>
    </style:style>
    <style:style style:name="Table8.A" style:family="table-column">
      <style:table-column-properties style:column-width="1.1653in" style:rel-column-width="11027*"/>
    </style:style>
    <style:style style:name="Table8.B" style:family="table-column">
      <style:table-column-properties style:column-width="5.7597in"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fo:keep-with-next="always" style:writing-mode="lr-tb"/>
    </style:style>
    <style:style style:name="Table9.A" style:family="table-column">
      <style:table-column-properties style:column-width="1.1813in" style:rel-column-width="11178*"/>
    </style:style>
    <style:style style:name="Table9.B" style:family="table-column">
      <style:table-column-properties style:column-width="1.0389in" style:rel-column-width="9831*"/>
    </style:style>
    <style:style style:name="Table9.C" style:family="table-column">
      <style:table-column-properties style:column-width="1.0236in" style:rel-column-width="9686*"/>
    </style:style>
    <style:style style:name="Table9.D" style:family="table-column">
      <style:table-column-properties style:column-width="2.0556in" style:rel-column-width="19452*"/>
    </style:style>
    <style:style style:name="Table9.E" style:family="table-column">
      <style:table-column-properties style:column-width="1.6257in" style:rel-column-width="1538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B3" style:family="table-cell" style:data-style-name="N0">
      <style:table-cell-properties fo:padding="0.0382in" fo:border-left="0.0007in solid #000000" fo:border-right="none"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7694in" style:rel-column-width="7280*"/>
    </style:style>
    <style:style style:name="Table11.B" style:family="table-column">
      <style:table-column-properties style:column-width="0.7694in" style:rel-column-width="7282*"/>
    </style:style>
    <style:style style:name="Table11.D" style:family="table-column">
      <style:table-column-properties style:column-width="0.7694in" style:rel-column-width="7281*"/>
    </style:style>
    <style:style style:name="Table11.H" style:family="table-column">
      <style:table-column-properties style:column-width="0.7694in" style:rel-column-width="7283*"/>
    </style:style>
    <style:style style:name="Table11.A1" style:family="table-cell">
      <style:table-cell-properties fo:padding="0.0382in" fo:border-left="0.0007in solid #000000" fo:border-right="none" fo:border-top="0.0007in solid #000000" fo:border-bottom="0.0007in solid #000000"/>
    </style:style>
    <style:style style:name="Table11.I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I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8in" style:rel-column-width="11467*"/>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9868in" style:rel-column-width="9338*"/>
    </style:style>
    <style:style style:name="Table3.F" style:family="table-column">
      <style:table-column-properties style:column-width="1.2431in" style:rel-column-width="11763*"/>
    </style:style>
    <style:style style:name="Table3.G" style:family="table-column">
      <style:table-column-properties style:column-width="1.7076in" style:rel-column-width="16158*"/>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8in" style:rel-column-width="11467*"/>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9868in" style:rel-column-width="9338*"/>
    </style:style>
    <style:style style:name="Table4.F" style:family="table-column">
      <style:table-column-properties style:column-width="1.2431in" style:rel-column-width="11763*"/>
    </style:style>
    <style:style style:name="Table4.G" style:family="table-column">
      <style:table-column-properties style:column-width="1.7076in" style:rel-column-width="16158*"/>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8in" style:rel-column-width="11467*"/>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9868in" style:rel-column-width="9338*"/>
    </style:style>
    <style:style style:name="Table5.F" style:family="table-column">
      <style:table-column-properties style:column-width="1.2431in" style:rel-column-width="11763*"/>
    </style:style>
    <style:style style:name="Table5.G" style:family="table-column">
      <style:table-column-properties style:column-width="1.7076in" style:rel-column-width="16158*"/>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8in" style:rel-column-width="11467*"/>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9868in" style:rel-column-width="9338*"/>
    </style:style>
    <style:style style:name="Table6.F" style:family="table-column">
      <style:table-column-properties style:column-width="1.2431in" style:rel-column-width="11763*"/>
    </style:style>
    <style:style style:name="Table6.G" style:family="table-column">
      <style:table-column-properties style:column-width="1.7076in" style:rel-column-width="16158*"/>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8in" style:rel-column-width="11467*"/>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9868in" style:rel-column-width="9338*"/>
    </style:style>
    <style:style style:name="Table7.F" style:family="table-column">
      <style:table-column-properties style:column-width="1.2431in" style:rel-column-width="11763*"/>
    </style:style>
    <style:style style:name="Table7.G" style:family="table-column">
      <style:table-column-properties style:column-width="1.7076in" style:rel-column-width="16158*"/>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break-before="page"/>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Heading">
      <style:paragraph-properties fo:text-align="center" style:justify-single-word="false"/>
    </style:style>
    <style:style style:name="P19"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8"/>
    <style:style style:name="P28" style:family="paragraph" style:parent-style-name="Standard" style:list-style-name="L9"/>
    <style:style style:name="P29" style:family="paragraph" style:parent-style-name="Standard" style:list-style-name="L9">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0" style:family="paragraph" style:parent-style-name="Standard" style:list-style-name="L10"/>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7"/>
    <style:style style:name="P38" style:family="paragraph" style:parent-style-name="Standard" style:list-style-name="L18"/>
    <style:style style:name="P39" style:family="paragraph" style:parent-style-name="Standard" style:list-style-name="L19"/>
    <style:style style:name="P40"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P41" style:family="paragraph" style:parent-style-name="Heading_20_1" style:master-page-name="First_20_Page">
      <style:paragraph-properties style:page-number="auto"/>
    </style:style>
    <style:style style:name="P42" style:family="paragraph" style:parent-style-name="Contents_20_4">
      <style:paragraph-properties>
        <style:tab-stops>
          <style:tab-stop style:position="6.9252in" style:type="right" style:leader-style="dotted" style:leader-text="."/>
        </style:tab-stops>
      </style:paragraph-properties>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Contents_20_3">
      <style:paragraph-properties>
        <style:tab-stops>
          <style:tab-stop style:position="6.9252in" style:type="right" style:leader-style="dotted" style:leader-text="."/>
        </style:tab-stops>
      </style:paragraph-properties>
    </style:style>
    <style:style style:name="P46" style:family="paragraph" style:parent-style-name="Contents_20_5">
      <style:paragraph-properties>
        <style:tab-stops>
          <style:tab-stop style:position="6.9252in" style:type="right" style:leader-style="dotted" style:leader-text="."/>
        </style:tab-stops>
      </style:paragraph-properties>
    </style:style>
    <style:style style:name="P47" style:family="paragraph">
      <style:paragraph-properties style:writing-mode="lr-tb"/>
    </style:style>
    <style:style style:name="P4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7" style:family="text">
      <style:text-properties style:use-window-font-color="true" fo:language="en" fo:country="US" style:font-name-asian="Times New Roman" style:font-name-complex="Times New Roman" style:language-complex="ar" style:country-complex="SA"/>
    </style:style>
    <style:style style:name="T8" style:family="text">
      <style:text-properties style:use-window-font-color="true" fo:language="en" fo:country="US" style:font-name-asian="Helvetica1" style:font-name-complex="Helvetica1" style:language-complex="ar" style:country-complex="SA"/>
    </style:style>
    <style:style style:name="T9" style:family="text">
      <style:text-properties fo:language="en" fo:country="US"/>
    </style:style>
    <style:style style:name="T10" style:family="text">
      <style:text-properties style:text-underline-style="solid" style:text-underline-width="auto" style:text-underline-color="font-color"/>
    </style:style>
    <style:style style:name="T1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51972864" text:id="ct351972864">
          <text:insertion>
            <office:change-info>
              <dc:creator>Bob Jacobsen</dc:creator>
              <dc:date>2012-05-27T00:28:00</dc:date>
            </office:change-info>
          </text:insertion>
        </text:changed-region>
        <text:changed-region xml:id="ct351972544" text:id="ct351972544">
          <text:insertion>
            <office:change-info>
              <dc:creator>Bob Jacobsen</dc:creator>
              <dc:date>2012-05-27T00:29:00</dc:date>
            </office:change-info>
          </text:insertion>
        </text:changed-region>
        <text:changed-region xml:id="ct351920128" text:id="ct351920128">
          <text:insertion>
            <office:change-info>
              <dc:creator>Bob Jacobsen</dc:creator>
              <dc:date>2012-05-28T12:59:00</dc:date>
            </office:change-info>
          </text:insertion>
        </text:changed-region>
        <text:changed-region xml:id="ct351919856" text:id="ct351919856">
          <text:insertion>
            <office:change-info>
              <dc:creator>Bob Jacobsen</dc:creator>
              <dc:date>2012-05-28T13:00:00</dc:date>
            </office:change-info>
          </text:insertion>
        </text:changed-region>
        <text:changed-region xml:id="ct352119360" text:id="ct352119360">
          <text:insertion>
            <office:change-info>
              <dc:creator>Bob Jacobsen</dc:creator>
              <dc:date>2010-10-08T18:32:00</dc:date>
            </office:change-info>
          </text:insertion>
        </text:changed-region>
        <text:changed-region xml:id="ct305491008" text:id="ct305491008">
          <text:deletion>
            <office:change-info>
              <dc:creator>Bob Jacobsen</dc:creator>
              <dc:date>2012-05-26T23:02:00</dc:date>
            </office:change-info>
            <text:p text:style-name="Table_20_Heading"/>
            <text:p text:style-name="Table_20_Heading"/>
          </text:deletion>
        </text:changed-region>
        <text:changed-region xml:id="ct352136528" text:id="ct352136528">
          <text:insertion>
            <office:change-info>
              <dc:creator>Bob Jacobsen</dc:creator>
              <dc:date>2010-10-08T18:32:00</dc:date>
            </office:change-info>
          </text:insertion>
        </text:changed-region>
        <text:changed-region xml:id="ct352008784" text:id="ct352008784">
          <text:insertion>
            <office:change-info>
              <dc:creator>Bob Jacobsen</dc:creator>
              <dc:date>2010-10-08T18:32:00</dc:date>
            </office:change-info>
          </text:insertion>
        </text:changed-region>
        <text:changed-region xml:id="ct352008880" text:id="ct352008880">
          <text:insertion>
            <office:change-info>
              <dc:creator>Bob Jacobsen</dc:creator>
              <dc:date>2010-10-08T18:32:00</dc:date>
            </office:change-info>
          </text:insertion>
        </text:changed-region>
        <text:changed-region xml:id="ct352008976" text:id="ct352008976">
          <text:insertion>
            <office:change-info>
              <dc:creator>Bob Jacobsen</dc:creator>
              <dc:date>2012-05-26T23:37:00</dc:date>
            </office:change-info>
          </text:insertion>
        </text:changed-region>
        <text:changed-region xml:id="ct352021776" text:id="ct352021776">
          <text:insertion>
            <office:change-info>
              <dc:creator>Bob Jacobsen</dc:creator>
              <dc:date>2010-10-08T18:32:00</dc:date>
            </office:change-info>
          </text:insertion>
        </text:changed-region>
        <text:changed-region xml:id="ct352009072" text:id="ct352009072">
          <text:insertion>
            <office:change-info>
              <dc:creator>Bob Jacobsen</dc:creator>
              <dc:date>2010-10-08T18:32:00</dc:date>
            </office:change-info>
          </text:insertion>
        </text:changed-region>
        <text:changed-region xml:id="ct352009168" text:id="ct352009168">
          <text:insertion>
            <office:change-info>
              <dc:creator>Bob Jacobsen</dc:creator>
              <dc:date>2010-10-08T18:32:00</dc:date>
            </office:change-info>
          </text:insertion>
        </text:changed-region>
        <text:changed-region xml:id="ct305223760" text:id="ct305223760">
          <text:insertion>
            <office:change-info>
              <dc:creator>Bob Jacobsen</dc:creator>
              <dc:date>2010-10-08T18:32:00</dc:date>
            </office:change-info>
          </text:insertion>
        </text:changed-region>
        <text:changed-region xml:id="ct306138704" text:id="ct306138704">
          <text:insertion>
            <office:change-info>
              <dc:creator>Bob Jacobsen</dc:creator>
              <dc:date>2010-10-08T18:32:00</dc:date>
            </office:change-info>
          </text:insertion>
        </text:changed-region>
        <text:changed-region xml:id="ct352027568" text:id="ct352027568">
          <text:insertion>
            <office:change-info>
              <dc:creator>Bob Jacobsen</dc:creator>
              <dc:date>2010-10-08T18:32:00</dc:date>
            </office:change-info>
          </text:insertion>
        </text:changed-region>
        <text:changed-region xml:id="ct352027664" text:id="ct352027664">
          <text:insertion>
            <office:change-info>
              <dc:creator>Bob Jacobsen</dc:creator>
              <dc:date>2010-10-08T18:32:00</dc:date>
            </office:change-info>
          </text:insertion>
        </text:changed-region>
        <text:changed-region xml:id="ct352028096" text:id="ct352028096">
          <text:insertion>
            <office:change-info>
              <dc:creator>Bob Jacobsen</dc:creator>
              <dc:date>2010-10-08T18:32:00</dc:date>
            </office:change-info>
          </text:insertion>
        </text:changed-region>
        <text:changed-region xml:id="ct352027872" text:id="ct352027872">
          <text:insertion>
            <office:change-info>
              <dc:creator>Bob Jacobsen</dc:creator>
              <dc:date>2010-10-08T18:32:00</dc:date>
            </office:change-info>
          </text:insertion>
        </text:changed-region>
        <text:changed-region xml:id="ct352028224" text:id="ct352028224">
          <text:insertion>
            <office:change-info>
              <dc:creator>Bob Jacobsen</dc:creator>
              <dc:date>2010-10-08T18:32:00</dc:date>
            </office:change-info>
          </text:insertion>
        </text:changed-region>
        <text:changed-region xml:id="ct352014560" text:id="ct352014560">
          <text:insertion>
            <office:change-info>
              <dc:creator>Bob Jacobsen</dc:creator>
              <dc:date>2010-10-08T18:32:00</dc:date>
            </office:change-info>
          </text:insertion>
        </text:changed-region>
        <text:changed-region xml:id="ct352014656" text:id="ct352014656">
          <text:insertion>
            <office:change-info>
              <dc:creator>Bob Jacobsen</dc:creator>
              <dc:date>2010-10-08T18:32:00</dc:date>
            </office:change-info>
          </text:insertion>
        </text:changed-region>
        <text:changed-region xml:id="ct352014752" text:id="ct352014752">
          <text:insertion>
            <office:change-info>
              <dc:creator>Bob Jacobsen</dc:creator>
              <dc:date>2010-10-08T18:32:00</dc:date>
            </office:change-info>
          </text:insertion>
        </text:changed-region>
        <text:changed-region xml:id="ct188537088" text:id="ct188537088">
          <text:insertion>
            <office:change-info>
              <dc:creator>Bob Jacobsen</dc:creator>
              <dc:date>2010-10-08T18:32:00</dc:date>
            </office:change-info>
          </text:insertion>
        </text:changed-region>
        <text:changed-region xml:id="ct352014848" text:id="ct352014848">
          <text:insertion>
            <office:change-info>
              <dc:creator>Bob Jacobsen</dc:creator>
              <dc:date>2010-10-08T18:32:00</dc:date>
            </office:change-info>
          </text:insertion>
        </text:changed-region>
        <text:changed-region xml:id="ct352014944" text:id="ct352014944">
          <text:insertion>
            <office:change-info>
              <dc:creator>Bob Jacobsen</dc:creator>
              <dc:date>2010-10-08T18:32:00</dc:date>
            </office:change-info>
          </text:insertion>
        </text:changed-region>
        <text:changed-region xml:id="ct351991984" text:id="ct351991984">
          <text:insertion>
            <office:change-info>
              <dc:creator>Bob Jacobsen</dc:creator>
              <dc:date>2010-10-08T18:32:00</dc:date>
            </office:change-info>
          </text:insertion>
        </text:changed-region>
        <text:changed-region xml:id="ct351992080" text:id="ct351992080">
          <text:insertion>
            <office:change-info>
              <dc:creator>Bob Jacobsen</dc:creator>
              <dc:date>2010-10-08T18:32:00</dc:date>
            </office:change-info>
          </text:insertion>
        </text:changed-region>
        <text:changed-region xml:id="ct351992176" text:id="ct351992176">
          <text:insertion>
            <office:change-info>
              <dc:creator>Bob Jacobsen</dc:creator>
              <dc:date>2010-10-08T18:32:00</dc:date>
            </office:change-info>
          </text:insertion>
        </text:changed-region>
        <text:changed-region xml:id="ct351992272" text:id="ct351992272">
          <text:insertion>
            <office:change-info>
              <dc:creator>Bob Jacobsen</dc:creator>
              <dc:date>2012-05-26T23:36:00</dc:date>
            </office:change-info>
          </text:insertion>
        </text:changed-region>
        <text:changed-region xml:id="ct351992368" text:id="ct351992368">
          <text:insertion>
            <office:change-info>
              <dc:creator>Bob Jacobsen</dc:creator>
              <dc:date>2010-10-08T18:32:00</dc:date>
            </office:change-info>
          </text:insertion>
        </text:changed-region>
        <text:changed-region xml:id="ct351936864" text:id="ct351936864">
          <text:insertion>
            <office:change-info>
              <dc:creator>Bob Jacobsen</dc:creator>
              <dc:date>2010-10-08T18:32:00</dc:date>
            </office:change-info>
          </text:insertion>
        </text:changed-region>
        <text:changed-region xml:id="ct351936960" text:id="ct351936960">
          <text:insertion>
            <office:change-info>
              <dc:creator>Bob Jacobsen</dc:creator>
              <dc:date>2012-03-19T09:53:00</dc:date>
            </office:change-info>
          </text:insertion>
        </text:changed-region>
        <text:changed-region xml:id="ct351945280" text:id="ct351945280">
          <text:insertion>
            <office:change-info>
              <dc:creator>Bob Jacobsen</dc:creator>
              <dc:date>2010-10-08T18:32:00</dc:date>
            </office:change-info>
          </text:insertion>
        </text:changed-region>
        <text:changed-region xml:id="ct351946400" text:id="ct351946400">
          <text:insertion>
            <office:change-info>
              <dc:creator>Bob Jacobsen</dc:creator>
              <dc:date>2012-05-31T19:38:00</dc:date>
            </office:change-info>
          </text:insertion>
        </text:changed-region>
        <text:changed-region xml:id="ct351919760" text:id="ct351919760">
          <text:insertion>
            <office:change-info>
              <dc:creator>Bob Jacobsen</dc:creator>
              <dc:date>2010-10-08T18:32:00</dc:date>
            </office:change-info>
          </text:insertion>
        </text:changed-region>
        <text:changed-region xml:id="ct351933056" text:id="ct351933056">
          <text:insertion>
            <office:change-info>
              <dc:creator>Bob Jacobsen</dc:creator>
              <dc:date>2012-03-19T08:55:00</dc:date>
            </office:change-info>
          </text:insertion>
        </text:changed-region>
        <text:changed-region xml:id="ct351933568" text:id="ct351933568">
          <text:insertion>
            <office:change-info>
              <dc:creator>Bob Jacobsen</dc:creator>
              <dc:date>2012-05-27T23:44:00</dc:date>
            </office:change-info>
          </text:insertion>
        </text:changed-region>
        <text:changed-region xml:id="ct351908400" text:id="ct351908400">
          <text:insertion>
            <office:change-info>
              <dc:creator>Bob Jacobsen</dc:creator>
              <dc:date>2012-05-27T23:45:00</dc:date>
            </office:change-info>
          </text:insertion>
        </text:changed-region>
        <text:changed-region xml:id="ct351909504" text:id="ct351909504">
          <text:insertion>
            <office:change-info>
              <dc:creator>Bob Jacobsen</dc:creator>
              <dc:date>2012-05-28T17:02:00</dc:date>
            </office:change-info>
          </text:insertion>
        </text:changed-region>
        <text:changed-region xml:id="ct351907296" text:id="ct351907296">
          <text:insertion>
            <office:change-info>
              <dc:creator>Bob Jacobsen</dc:creator>
              <dc:date>2012-05-28T17:03:00</dc:date>
            </office:change-info>
          </text:insertion>
        </text:changed-region>
        <text:changed-region xml:id="ct351909600" text:id="ct351909600">
          <text:insertion>
            <office:change-info>
              <dc:creator>Bob Jacobsen</dc:creator>
              <dc:date>2012-05-28T17:05:00</dc:date>
            </office:change-info>
          </text:insertion>
        </text:changed-region>
        <text:changed-region xml:id="ct351905968" text:id="ct351905968">
          <text:insertion>
            <office:change-info>
              <dc:creator>Bob Jacobsen</dc:creator>
              <dc:date>2012-05-28T17:06:00</dc:date>
            </office:change-info>
          </text:insertion>
        </text:changed-region>
        <text:changed-region xml:id="ct301798416" text:id="ct301798416">
          <text:insertion>
            <office:change-info>
              <dc:creator>Bob Jacobsen</dc:creator>
              <dc:date>2012-05-28T17:07:00</dc:date>
            </office:change-info>
          </text:insertion>
        </text:changed-region>
        <text:changed-region xml:id="ct351906064" text:id="ct351906064">
          <text:insertion>
            <office:change-info>
              <dc:creator>Bob Jacobsen</dc:creator>
              <dc:date>2012-05-28T20:54:00</dc:date>
            </office:change-info>
          </text:insertion>
        </text:changed-region>
        <text:changed-region xml:id="ct351906336" text:id="ct351906336">
          <text:insertion>
            <office:change-info>
              <dc:creator>Bob Jacobsen</dc:creator>
              <dc:date>2012-05-28T20:55:00</dc:date>
            </office:change-info>
          </text:insertion>
        </text:changed-region>
        <text:changed-region xml:id="ct351906432" text:id="ct351906432">
          <text:insertion>
            <office:change-info>
              <dc:creator>Bob Jacobsen</dc:creator>
              <dc:date>2012-06-01T13:32:00</dc:date>
            </office:change-info>
          </text:insertion>
        </text:changed-region>
        <text:changed-region xml:id="ct352282464" text:id="ct352282464">
          <text:insertion>
            <office:change-info>
              <dc:creator>Bob Jacobsen</dc:creator>
              <dc:date>2012-05-27T00:17:00</dc:date>
            </office:change-info>
          </text:insertion>
        </text:changed-region>
        <text:changed-region xml:id="ct301113216" text:id="ct301113216">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2148198215"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change-start text:change-id="ct352119360"/>Introduction</text:h>
      <text:p text:style-name="Standard">This explanatory Technical Note contains informative discussion and background for the corresponding “OpenLCB CAN Message Network Specification”. This explanation is not normative in any way.</text:p>
      <text:p text:style-name="Standard">The protocol is described via three components: <text:span text:style-name="T5">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5">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All OpenLCB protocols are built upon the exchange of messages. <text:s/>Higher-level protocols for exchange of data via datagrams, events and for other purposes are constructed using messages as described here.</text:p>
      <text:h text:style-name="Heading_20_2" text:outline-level="2"><text:soft-page-break/>References and Context</text:h>
      <text:p text:style-name="Standard">For more information on format and presentation, see:</text:p>
      <text:list xml:id="list186826243" text:style-name="L2">
        <text:list-item>
          <text:p text:style-name="P21">OpenLCB Common Information Technical Note</text:p>
        </text:list-item>
      </text:list>
      <text:p text:style-name="Standard">This specification is in the context of the following OpenLCB Specifications:</text:p>
      <text:list xml:id="list1429557936" text:style-name="L3">
        <text:list-item>
          <text:p text:style-name="P22">The OpenLCB Node Identifier Specification, which specifies Node Identifiers <text:span text:style-name="T5">and</text:span> how they are defined.</text:p>
        </text:list-item>
      </text:list>
      <text:p text:style-name="Standard">This specification is in the context of the following OpenLCB-CAN Specifications:</text:p>
      <text:list xml:id="list499814042" text:continue-numbering="true" text:style-name="L3">
        <text:list-item>
          <text:p text:style-name="P22">The OpenLCB-CAN Frame Transfer Specification, which specifies transfer of OpenLCB messages over CAN segments.</text:p>
        </text:list-item>
      </text:list>
      <text:p text:style-name="Standard">“CAN” refers to the electrical and protocol specifications as defined in ISO 11898-1:2003 and ISO 11898-2:2003 and their successors.</text:p>
      <text:p text:style-name="Standard">This specification is in the context of the following OpenLCB-TCP/IP Specifications:</text:p>
      <text:list xml:id="list463754579" text:continue-numbering="true" text:style-name="L3">
        <text:list-item>
          <text:p text:style-name="P22">The OpenLCB-TCP/IP Segment Transfer Specification, which specifies transfer of OpenLCB messages over TCP/IP links.</text:p>
        </text:list-item>
      </text:list>
      <text:p text:style-name="Standard">Conformance with a later version of a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5">same</text:span> MTI are of the same type. </text:p>
      <text:h text:style-name="Heading_20_3" text:outline-level="3">Message Type Indicators</text:h>
      <text:p text:style-name="Standard">(Most of this section <text:span text:style-name="T5">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6">understand</text:span> the material in this document.</text:p></text:note-body></text:note>. We keep them in just that one place to avoid conflicting updates. Those allocations are normative. The discussion in this section is not normative on OpenLCB users or node developers, but does describe the methods that are to be used for allocating new MTI values for new OpenLCB message and protocol types.</text:p>
      <text:p text:style-name="Standard"><text:soft-page-break/>(This is just informative, not normative; it's the actual MTI values that are normative, not how they were picked)</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1595171465" text:style-name="L4">
        <text:list-item>
          <text:p text:style-name="P23">Use a dedicated bit field to distinguish the types, e.g. 1 indicates addressed and 0 means global.</text:p>
        </text:list-item>
        <text:list-item>
          <text:p text:style-name="P23">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Field Name</text:p>
          </table:table-cell>
          <table:table-cell table:style-name="Table10.A1" office:value-type="string">
            <text:p text:style-name="Table_20_Heading">Size &amp; Location mask</text:p>
          </table:table-cell>
          <table:table-cell table:style-name="Table10.C1" office:value-type="string">
            <text:p text:style-name="Table_20_Heading">Description</text:p>
          </table:table-cell>
        </table:table-row>
        <table:table-row>
          <table:table-cell table:style-name="Table10.A2" office:value-type="string">
            <text:p text:style-name="Table_20_Contents">Reserved</text:p>
          </table:table-cell>
          <table:table-cell table:style-name="Table10.A2" office:value-type="string">
            <text:p text:style-name="Table_20_Contents">2 bits</text:p>
            <text:p text:style-name="Table_20_Contents">0xC000</text:p>
          </table:table-cell>
          <table:table-cell table:style-name="Table10.C2" office:value-type="string">
            <text:p text:style-name="Table_20_Contents">0 (send and check)</text:p>
          </table:table-cell>
        </table:table-row>
        <table:table-row>
          <table:table-cell table:style-name="Table10.A2" office:value-type="string">
            <text:p text:style-name="Table_20_Contents">Off-segment flag</text:p>
          </table:table-cell>
          <table:table-cell table:style-name="Table10.A2" office:value-type="string">
            <text:p text:style-name="Table_20_Contents">1 bit</text:p>
            <text:p text:style-name="Table_20_Contents">0x2000</text:p>
          </table:table-cell>
          <table:table-cell table:style-name="Table10.C2" office:value-type="string">
            <text:p text:style-name="Table_20_Contents">0 means original-segment only, 1 should be forwarded throughout.</text:p>
          </table:table-cell>
        </table:table-row>
        <table:table-row>
          <table:table-cell table:style-name="Table10.A2" office:value-type="string">
            <text:p text:style-name="Table_20_Contents">Dest ID flag</text:p>
          </table:table-cell>
          <table:table-cell table:style-name="Table10.A2" office:value-type="string">
            <text:p text:style-name="Table_20_Contents">1 bit</text:p>
            <text:p text:style-name="Table_20_Contents">0x1000</text:p>
          </table:table-cell>
          <table:table-cell table:style-name="Table10.C2" office:value-type="string">
            <text:p text:style-name="Table_20_Contents">1 means Destination ID present, 0 not present</text:p>
          </table:table-cell>
        </table:table-row>
        <table:table-row>
          <table:table-cell table:style-name="Table10.A2" office:value-type="string">
            <text:p text:style-name="Table_20_Contents">Simple Node flag</text:p>
          </table:table-cell>
          <table:table-cell table:style-name="Table10.A2" office:value-type="string">
            <text:p text:style-name="Table_20_Contents">1 bit</text:p>
            <text:p text:style-name="Table_20_Contents">0x0800</text:p>
          </table:table-cell>
          <table:table-cell table:style-name="Table10.C2" office:value-type="string">
            <text:p text:style-name="Table_20_Contents">0 means for simple node, 1 means <text:s/>not</text:p>
          </table:table-cell>
        </table:table-row>
        <table:table-row>
          <table:table-cell table:style-name="Table10.A2" office:value-type="string">
            <text:p text:style-name="Table_20_Contents">Static Priority</text:p>
          </table:table-cell>
          <table:table-cell table:style-name="Table10.A2" office:value-type="string">
            <text:p text:style-name="Table_20_Contents">2 bits</text:p>
            <text:p text:style-name="Table_20_Contents">0x0600</text:p>
          </table:table-cell>
          <table:table-cell table:style-name="Table10.C2" office:value-type="string">
            <text:p text:style-name="Table_20_Contents">0 to 3</text:p>
            <text:p text:style-name="Table_20_Contents">0 goes first, 3 last if priority processing is present</text:p>
          </table:table-cell>
        </table:table-row>
        <table:table-row>
          <table:table-cell table:style-name="Table10.A2" office:value-type="string">
            <text:p text:style-name="Table_20_Contents">Qualifier</text:p>
          </table:table-cell>
          <table:table-cell table:style-name="Table10.A2" office:value-type="string">
            <text:p text:style-name="Table_20_Contents">5 bits</text:p>
            <text:p text:style-name="Table_20_Contents"><text:soft-page-break/>0x01F0</text:p>
          </table:table-cell>
          <table:table-cell table:style-name="Table10.C2" office:value-type="string">
            <text:p text:style-name="Table_20_Contents">See below</text:p>
          </table:table-cell>
        </table:table-row>
        <table:table-row>
          <table:table-cell table:style-name="Table10.A2" office:value-type="string">
            <text:p text:style-name="Table_20_Contents">Event ID flag</text:p>
          </table:table-cell>
          <table:table-cell table:style-name="Table10.A2" office:value-type="string">
            <text:p text:style-name="Table_20_Contents">1 bit</text:p>
            <text:p text:style-name="Table_20_Contents">0x0008</text:p>
          </table:table-cell>
          <table:table-cell table:style-name="Table10.C2" office:value-type="string">
            <text:p text:style-name="Table_20_Contents">1 means Event ID present, 0 not present</text:p>
          </table:table-cell>
        </table:table-row>
        <table:table-row>
          <table:table-cell table:style-name="Table10.A2" office:value-type="string">
            <text:p text:style-name="Table_20_Contents">Modifier bits</text:p>
          </table:table-cell>
          <table:table-cell table:style-name="Table10.A2" office:value-type="string">
            <text:p text:style-name="Table_20_Contents">3 bits</text:p>
            <text:p text:style-name="Table_20_Contents">0x0007</text:p>
          </table:table-cell>
          <table:table-cell table:style-name="Table10.C2" office:value-type="string">
            <text:p text:style-name="Table_20_Contents">Used in some MTIs; by default 0b111 sent and checked</text:p>
          </table:table-cell>
        </table:table-row>
      </table:table>
      <text:p text:style-name="Table_20_Heading"><text:change-end text:change-id="ct352119360"/><text:change text:change-id="ct305491008"/><text:change-start text:change-id="ct352136528"/>Table <text:sequence text:ref-name="refTable0" text:name="Table" text:formula="ooow:Table+1" style:num-format="1">1</text:sequence>: Common MTI Layout</text:p>
      <text:p text:style-name="Standard">The “Off-segment flag” bit defines whether a message on a segment, e.g. a TCP/IP backbone link between CAN gateways, should be propagated off that segment to others. <text:s/>A 0 means that the message should not go through gateways; a 1 indicates that it should.</text:p>
      <text:p text:style-name="Standard">The next bit, <text:span text:style-name="T5">the “Dest ID flag” in the least significant bit of the top nibble, indicates whether the message carries a destination address (1) or does not carry a destination address (0). These are also referred to as “addressed” or “global” messages respectively.</text:span></text:p>
      <text:p text:style-name="Standard"><text:span text:style-name="T5">Global messages shall be delivered to all nodes.</text:span><text:span text:style-name="T5"><text:note text:id="ftn2" text:note-class="footnote"><text:note-citation>2</text:note-citation><text:note-body><text:p text:style-name="Footnote">The “simple node protocol” is an exception to this, which needs to be worked into this Standard.</text:p></text:note-body></text:note></text:span></text:p>
      <text:p text:style-name="P13">Addressed messages shall be delivered to the node in their destination node ID. <text:s/>They may, but need not, be delivered to other nodes.</text:p>
      <text:p text:style-name="P14"><text:span text:style-name="T7">The contents of the top nibble is still under development. <text:s/>Note that there are only four values currently defined as useful: 2 and 3 for unaddressed and addressed general purpose messages that will route to any CAN network; and 0 and 1 for unaddressed and addressed messages that are not propagated to CAN networks. <text:s/>In the future, we may want to change this nibble from bit coding to value coding but those specific values (and very likely the Dest ID flag bit) will be preserved. </text:span><text:span text:style-name="T8">Values 4-15 or the top 2 bits are not currently used and available for the future.</text:span></text:p>
      <text:p text:style-name="Standard">The next eight bits form a specific message type number. This has substructure:</text:p>
      <text:list xml:id="list1922946856" text:style-name="L5">
        <text:list-item>
          <text:p text:style-name="P24">The top bit “Simple Node flag” is used to indicate messages meant for “simple” or minimal nodes. A 1 in this bit means that these simple nodes can ignore this message. A 0 in this bit means that <text:span text:style-name="T5">the</text:span> simple nodes must process the message. See the section ??? below for more information. This bit is reserved to 0 for all addressed message types, as a message specifically delivered to a node should be processed.</text:p>
        </text:list-item>
        <text:list-item>
          <text:p text:style-name="P24">The nex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5">which, although not always present,</text:span> is a normal part of CAN that must be considered) won't result in problems for communications.</text:p>
        </text:list-item>
        <text:list-item>
          <text:p text:style-name="P24">The next 5 bits, forming the low nibble, are used to indicate the specific message type within a priority group and taking into account the values of all the other bits. <text:s/>This is the unique part <text:soft-page-break/>that's selected at the end of the process for designing a new OpenLCB protocol to ensure a unique MTI.</text:p>
        </text:list-item>
      </text:list>
      <text:p text:style-name="Standard">The bottom nibble of <text:span text:style-name="T5">the</text:span> MTI is interpreted as flags that define the structure and format of the message type.</text:p>
      <text:list xml:id="list400905191" text:style-name="L6">
        <text:list-item>
          <text:p text:style-name="P25">The first bit in the nibble indicates this message carries a P/C Event ID field when set to 1. Setting 0 means that the message does not carry a P/C event ID. If a P/C Event ID is present, it is at a specific location in the message content, right after the destination address (<text:span text:style-name="T5">if present) or right after the MTI (if no destination ID present).</text:span></text:p>
        </text:list-item>
        <text:list-item>
          <text:p text:style-name="P25">The three least-significant bits can be used as modifiers to the specific MTI, or (later) used to create additional MTI codes. <text:s/>At present, unless used as MTI modifiers, these should be sent and checked as all 1 bits, 0b111. Some MTIs have additional status bits defined as part of this field. For example, there are two status bits associated with “Consumer Identified” which must be kept in the header since there is no room in the CAN data field. These can be consider as MTI modifier bits.</text:p>
        </text:list-item>
      </text:list>
      <text:p text:style-name="P11">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After mapping into one or more CAN Frames, the standard MTIs are mapped to one of eight frame types:</text:p>
      <table:table table:name="Table8" table:style-name="Table8">
        <table:table-column table:style-name="Table8.A"/>
        <table:table-column table:style-name="Table8.B"/>
        <table:table-header-rows>
          <text:soft-page-break/>
          <table:table-row>
            <table:table-cell table:style-name="Table8.A1" office:value-type="string">
              <text:p text:style-name="P18">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6">0</text:p>
          </table:table-cell>
          <table:table-cell table:style-name="Table8.B2" office:value-type="string">
            <text:p text:style-name="Table_20_Contents">Unaddressed MTI</text:p>
          </table:table-cell>
        </table:table-row>
        <table:table-row>
          <table:table-cell table:style-name="Table8.A2" office:value-type="float" office:value="1">
            <text:p text:style-name="P16">1</text:p>
          </table:table-cell>
          <table:table-cell table:style-name="Table8.B2" office:value-type="string">
            <text:p text:style-name="Table_20_Contents">(Reserved)</text:p>
          </table:table-cell>
        </table:table-row>
        <table:table-row>
          <table:table-cell table:style-name="Table8.A2" office:value-type="float" office:value="2">
            <text:p text:style-name="P16">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6">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6">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6">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6">6</text:p>
          </table:table-cell>
          <table:table-cell table:style-name="Table8.B2" office:value-type="string">
            <text:p text:style-name="Table_20_Contents">Addressed MTI other than datagram or stream</text:p>
          </table:table-cell>
        </table:table-row>
        <table:table-row>
          <table:table-cell table:style-name="Table8.A2" office:value-type="float" office:value="7">
            <text:p text:style-name="P16">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text:p>
      <text:h text:style-name="Heading_20_5" text:outline-level="5">Addressed CAN MTIs</text:h>
      <text:p text:style-name="Standard">Common MTIs with the “destination ID present” bit set are mapped to and from type 6. </text:p>
      <text:p text:style-name="Standard">In this case, the 12-bit destination alias is placed in the header, <text:span text:style-name="T5">and</text:span> the middle byte from the full MTI (simple node flag, type, qualifier) is the first byte of the CAN frame.</text:p>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ield</text:p>
            </table:table-cell>
            <table:table-cell table:style-name="Table9.A1" office:value-type="string">
              <text:p text:style-name="Table_20_Heading">CAN prefix</text:p>
            </table:table-cell>
            <table:table-cell table:style-name="Table9.A1" office:value-type="string">
              <text:p text:style-name="Table_20_Heading">Frame Type</text:p>
            </table:table-cell>
            <table:table-cell table:style-name="Table9.A1" office:value-type="string">
              <text:p text:style-name="Table_20_Heading">Destination ID</text:p>
            </table:table-cell>
            <table:table-cell table:style-name="Table9.E1" office:value-type="string">
              <text:p text:style-name="Table_20_Heading">Source ID</text:p>
            </table:table-cell>
          </table:table-row>
        </table:table-header-rows>
        <table:table-row>
          <table:table-cell table:style-name="Table9.A2" office:value-type="string">
            <text:p text:style-name="Table_20_Heading">Size &amp; location (within 29-bit CAN Header)</text:p>
          </table:table-cell>
          <table:table-cell table:style-name="Table9.A2" office:value-type="string">
            <text:p text:style-name="P16">2 bits</text:p>
            <text:p text:style-name="P16">0x1800,0000</text:p>
          </table:table-cell>
          <table:table-cell table:style-name="Table9.A2" office:value-type="string">
            <text:p text:style-name="P16">3 bits</text:p>
            <text:p text:style-name="P16">0x0700,0000</text:p>
          </table:table-cell>
          <table:table-cell table:style-name="Table9.A2" office:value-type="string">
            <text:p text:style-name="P16">12 bits</text:p>
            <text:p text:style-name="P16">0x00FF,F000</text:p>
          </table:table-cell>
          <table:table-cell table:style-name="Table9.E2" office:value-type="string">
            <text:p text:style-name="P16">12 bits</text:p>
            <text:p text:style-name="P16">0x0000,0FFF</text:p>
          </table:table-cell>
        </table:table-row>
        <table:table-row>
          <table:table-cell table:style-name="Table9.A2" office:value-type="string">
            <text:p text:style-name="Table_20_Heading">Value(s)</text:p>
          </table:table-cell>
          <table:table-cell table:style-name="Table9.B3" office:value-type="float" office:value="3">
            <text:p text:style-name="P16">3</text:p>
          </table:table-cell>
          <table:table-cell table:style-name="Table9.B3" office:value-type="float" office:value="6">
            <text:p text:style-name="P16">6</text:p>
          </table:table-cell>
          <table:table-cell table:style-name="Table9.A2" office:value-type="string">
            <text:p text:style-name="P16">12-bit alias for destination node</text:p>
          </table:table-cell>
          <table:table-cell table:style-name="Table9.E2" office:value-type="string">
            <text:p text:style-name="P16">12-bit alias for source node</text:p>
          </table:table-cell>
        </table:table-row>
      </table:table>
      <text:p text:style-name="Table">Table <text:sequence text:ref-name="refTable2" text:name="Table" text:formula="ooow:Table+1" style:num-format="1">3</text:sequence>: Addressed MTI CAN Header Format</text:p>
      <text:p text:style-name="P13">This format is also used for frames made from Datagram and Stream Data messages, as described in the specifications for those protocols, with values of 2 through 5 and 7 in the Type field respectively.</text:p>
      <text:h text:style-name="Heading_20_5" text:outline-level="5"><text:soft-page-break/>Unaddressed CAN MTIs</text:h>
      <text:p text:style-name="Standard">Common MTIs with the “destination ID present” bit unset are mapped to and from type 0.</text:p>
      <text:p text:style-name="Standard">In this case, the next twelve bits of the CAN header are available for MTI information. <text:s/>The first (most significant) eight bits are used for <text:span text:style-name="T5">the</text:span> Message Number byte. <text:s/>The last (least significant) four bits are used for the Event ID present, the Flag Byte present flag, and any flag bits themselves.</text:p>
      <text:p text:style-name="Standard"><text:change-end text:change-id="ct352136528"/></text:p>
      <table:table table:name="Table11" table:style-name="Table11">
        <table:table-column table:style-name="Table11.A"/>
        <table:table-column table:style-name="Table11.B" table:number-columns-repeated="2"/>
        <table:table-column table:style-name="Table11.D" table:number-columns-repeated="2"/>
        <table:table-column table:style-name="Table11.B" table:number-columns-repeated="2"/>
        <table:table-column table:style-name="Table11.H"/>
        <table:table-column table:style-name="Table11.B"/>
        <table:table-header-rows>
          <table:table-row>
            <table:table-cell table:style-name="Table11.A1" office:value-type="string">
              <text:p text:style-name="Table_20_Heading"><text:change-start text:change-id="ct352008784"/>Field<text:change-end text:change-id="ct352008784"/></text:p>
            </table:table-cell>
            <table:table-cell table:style-name="Table11.A1" office:value-type="string">
              <text:p text:style-name="Table_20_Heading"><text:change-start text:change-id="ct352008880"/>CAN prefix<text:change-end text:change-id="ct352008880"/></text:p>
            </table:table-cell>
            <table:table-cell table:style-name="Table11.A1" office:value-type="string">
              <text:p text:style-name="Table_20_Heading"><text:change-start text:change-id="ct352008976"/>Frame <text:change-end text:change-id="ct352008976"/><text:change-start text:change-id="ct352021776"/>Type<text:change-end text:change-id="ct352021776"/></text:p>
            </table:table-cell>
            <table:table-cell table:style-name="Table11.A1" office:value-type="string">
              <text:p text:style-name="Table_20_Heading"><text:change-start text:change-id="ct352009072"/>Simple Node flag<text:change-end text:change-id="ct352009072"/></text:p>
            </table:table-cell>
            <table:table-cell table:style-name="Table11.A1" office:value-type="string">
              <text:p text:style-name="Table_20_Heading"><text:change-start text:change-id="ct352009168"/>Static Priority<text:change-end text:change-id="ct352009168"/></text:p>
            </table:table-cell>
            <table:table-cell table:style-name="Table11.A1" office:value-type="string">
              <text:p text:style-name="Table_20_Heading"><text:change-start text:change-id="ct305223760"/>Qualifier<text:change-end text:change-id="ct305223760"/></text:p>
            </table:table-cell>
            <table:table-cell table:style-name="Table11.A1" office:value-type="string">
              <text:p text:style-name="Table_20_Heading"><text:change-start text:change-id="ct306138704"/>Event ID present<text:change-end text:change-id="ct306138704"/></text:p>
            </table:table-cell>
            <table:table-cell table:style-name="Table11.A1" office:value-type="string">
              <text:p text:style-name="Table_20_Heading"><text:change-start text:change-id="ct352027568"/>Flag Bits<text:change-end text:change-id="ct352027568"/></text:p>
            </table:table-cell>
            <table:table-cell table:style-name="Table11.I1" office:value-type="string">
              <text:p text:style-name="Table_20_Heading"><text:change-start text:change-id="ct352027664"/>Source ID<text:change-end text:change-id="ct352027664"/></text:p>
            </table:table-cell>
          </table:table-row>
        </table:table-header-rows>
        <table:table-row>
          <table:table-cell table:style-name="Table11.A2" office:value-type="string">
            <text:p text:style-name="Table_20_Heading"><text:change-start text:change-id="ct352028096"/>Size &amp; location (within 29-bit CAN Header)<text:change-end text:change-id="ct352028096"/></text:p>
          </table:table-cell>
          <table:table-cell table:style-name="Table11.A2" office:value-type="string">
            <text:p text:style-name="P16"><text:change-start text:change-id="ct352027872"/>0x1800,0000<text:change-end text:change-id="ct352027872"/></text:p>
          </table:table-cell>
          <table:table-cell table:style-name="Table11.A2" office:value-type="string">
            <text:p text:style-name="P16"><text:change-start text:change-id="ct352028224"/>0x0700,0000<text:change-end text:change-id="ct352028224"/></text:p>
          </table:table-cell>
          <table:table-cell table:style-name="Table11.A2" office:value-type="string">
            <text:p text:style-name="P16"><text:change-start text:change-id="ct352014560"/>0x0080,0000<text:change-end text:change-id="ct352014560"/></text:p>
          </table:table-cell>
          <table:table-cell table:style-name="Table11.A2" office:value-type="string">
            <text:p text:style-name="P16"><text:change-start text:change-id="ct352014656"/>0x0060,0000<text:change-end text:change-id="ct352014656"/></text:p>
          </table:table-cell>
          <table:table-cell table:style-name="Table11.A2" office:value-type="string">
            <text:p text:style-name="P16"><text:change-start text:change-id="ct352014752"/>0x001F,0000<text:change-end text:change-id="ct352014752"/></text:p>
          </table:table-cell>
          <table:table-cell table:style-name="Table11.A2" office:value-type="string">
            <text:p text:style-name="P16"><text:change-start text:change-id="ct188537088"/>0x0000,8000<text:change-end text:change-id="ct188537088"/></text:p>
          </table:table-cell>
          <table:table-cell table:style-name="Table11.A2" office:value-type="string">
            <text:p text:style-name="P16"><text:change-start text:change-id="ct352014848"/>0x0000,7000<text:change-end text:change-id="ct352014848"/></text:p>
          </table:table-cell>
          <table:table-cell table:style-name="Table11.I2" office:value-type="string">
            <text:p text:style-name="P16"><text:change-start text:change-id="ct352014944"/>12 bits</text:p>
            <text:p text:style-name="P16">0x0000,0FFF<text:change-end text:change-id="ct352014944"/></text:p>
          </table:table-cell>
        </table:table-row>
        <table:table-row>
          <table:table-cell table:style-name="Table11.A2" office:value-type="string">
            <text:p text:style-name="Table_20_Heading"><text:change-start text:change-id="ct351991984"/>Value(s)<text:change-end text:change-id="ct351991984"/></text:p>
          </table:table-cell>
          <table:table-cell table:style-name="Table11.B3" office:value-type="float" office:value="3">
            <text:p text:style-name="P16"><text:change-start text:change-id="ct351992080"/>3<text:change-end text:change-id="ct351992080"/></text:p>
          </table:table-cell>
          <table:table-cell table:style-name="Table11.B3" office:value-type="float" office:value="0">
            <text:p text:style-name="P16"><text:change-start text:change-id="ct351992176"/>0<text:change-end text:change-id="ct351992176"/></text:p>
          </table:table-cell>
          <table:table-cell table:style-name="Table11.A2" table:number-columns-spanned="5" office:value-type="string">
            <text:p text:style-name="P16"><text:change-start text:change-id="ct351992272"/>See Table 1 MTI description<text:change-end text:change-id="ct351992272"/></text:p>
          </table:table-cell>
          <table:covered-table-cell/>
          <table:covered-table-cell/>
          <table:covered-table-cell/>
          <table:covered-table-cell/>
          <table:table-cell table:style-name="Table11.I2" office:value-type="string">
            <text:p text:style-name="P16"><text:change-start text:change-id="ct351992368"/>12-bit alias for source node<text:change-end text:change-id="ct351992368"/></text:p>
          </table:table-cell>
        </table:table-row>
      </table:table>
      <text:p text:style-name="Table"><text:change-start text:change-id="ct351936864"/>Table <text:sequence text:ref-name="refTable3" text:name="Table" text:formula="ooow:Table+1" style:num-format="1">4</text:sequence>: Unaddressed MTI CAN Header Format</text:p>
      <text:p text:style-name="Standard"/>
      <text:p text:style-name="Standard">Flag bit handling is used to get an extra 2 bits of data into the CAN frame, e.g. for certain messages that contain an 8-byte Event ID plus some extra information. <text:s/>If a common MTI has the “Flag Byte” bit set, the low order two bits are moved from <text:span text:style-name="T5">the</text:span> data content into the two “flag bits” in the CAN header.</text:p>
      <text:h text:style-name="Heading_20_5" text:outline-level="5">CAN Notes</text:h>
      <text:p text:style-name="Standard">Note that the priority bit in the CAN frame is separate from the static priority field in the MTI format specification.</text:p>
      <text:p text:style-name="Standard">Standard-header CAN frames don't carry the bits for the CAN MTI. Both hardware and software generally carry these as 0 bits, <text:span text:style-name="T5">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271844600" text:style-name="L7">
        <text:list-item>
          <text:p text:style-name="P26">The source Node ID</text:p>
        </text:list-item>
        <text:list-item>
          <text:p text:style-name="P26">The MTI</text:p>
        </text:list-item>
        <text:list-item>
          <text:p text:style-name="P26"><text:soft-page-break/>If flagged as present, the destination Node ID</text:p>
        </text:list-item>
        <text:list-item>
          <text:p text:style-name="P26">If flagged as present, the Event ID</text:p>
        </text:list-item>
        <text:list-item>
          <text:p text:style-name="P26">Any other content as defined for the specific message type</text:p>
        </text:list-item>
      </text:list>
      <text:p text:style-name="Standard">The exact format and order are defined by <text:span text:style-name="T5">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108975133" text:style-name="L8">
        <text:list-item>
          <text:p text:style-name="P27">Uninitialized</text:p>
        </text:list-item>
        <text:list-item>
          <text:p text:style-name="P27">Initialized</text:p>
        </text:list-item>
      </text:list>
      <text:p text:style-name="Standard">Nodes shall start in the Uninitialized state.</text:p>
      <text:p text:style-name="Standard">A node in the Uninitialized state may transmit an Initialization Complete message. <text:s/>A node in the Uninitialized state shall not transmit any other message type.</text:p>
      <text:p text:style-name="Standard">A node in <text:span text:style-name="T5">the</text:span> Initialized state may transmit any message type.</text:p>
      <text:p text:style-name="Standard">The Uninitialized state is only occupied when the node is first starting up. <text:s/>This makes for a really simple state machine: Just sent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5">just</text:span> for identification &amp; explanatory purposes. The meaning of <text:span text:style-name="T5">the</text:span> messages is defined by the interactions they appear in, <text:span text:style-name="T5">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7">Name</text:p>
          </table:table-cell>
          <table:table-cell table:style-name="Table3.A1" office:value-type="string">
            <text:p text:style-name="P17">Dest ID</text:p>
          </table:table-cell>
          <table:table-cell table:style-name="Table3.A1" office:value-type="string">
            <text:p text:style-name="P17">Event ID</text:p>
          </table:table-cell>
          <table:table-cell table:style-name="Table3.A1" office:value-type="string">
            <text:p text:style-name="P17">Simple Node </text:p>
          </table:table-cell>
          <table:table-cell table:style-name="Table3.A1" office:value-type="string">
            <text:p text:style-name="P17">Common</text:p>
            <text:p text:style-name="P17">MTI</text:p>
          </table:table-cell>
          <table:table-cell table:style-name="Table3.A1" office:value-type="string">
            <text:p text:style-name="P17">CAN format</text:p>
          </table:table-cell>
          <table:table-cell table:style-name="Table3.G1" office:value-type="string">
            <text:p text:style-name="P17">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6">N</text:p>
          </table:table-cell>
          <table:table-cell table:style-name="Table3.A2" office:value-type="string">
            <text:p text:style-name="P16">N</text:p>
          </table:table-cell>
          <table:table-cell table:style-name="Table3.A2" office:value-type="string">
            <text:p text:style-name="P16">N</text:p>
          </table:table-cell>
          <table:table-cell table:style-name="Table3.A2" office:value-type="string">
            <text:p text:style-name="P16">0x2087</text:p>
          </table:table-cell>
          <table:table-cell table:style-name="Table3.A2" office:value-type="string">
            <text:p text:style-name="P16">0x1808,7sss</text:p>
          </table:table-cell>
          <table:table-cell table:style-name="Table3.G2" office:value-type="string">
            <text:p text:style-name="P16">Sending Source ID</text:p>
          </table:table-cell>
        </table:table-row>
      </table:table>
      <text:p text:style-name="Standard"/>
      <text:h text:style-name="Heading_20_3" text:outline-level="3"><text:soft-page-break/>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7">Name</text:p>
          </table:table-cell>
          <table:table-cell table:style-name="Table4.A1" office:value-type="string">
            <text:p text:style-name="P17">Dest ID</text:p>
          </table:table-cell>
          <table:table-cell table:style-name="Table4.A1" office:value-type="string">
            <text:p text:style-name="P17">Event ID</text:p>
          </table:table-cell>
          <table:table-cell table:style-name="Table4.A1" office:value-type="string">
            <text:p text:style-name="P17">Simple Node </text:p>
          </table:table-cell>
          <table:table-cell table:style-name="Table4.A1" office:value-type="string">
            <text:p text:style-name="P17">Common</text:p>
            <text:p text:style-name="P17">MTI</text:p>
          </table:table-cell>
          <table:table-cell table:style-name="Table4.A1" office:value-type="string">
            <text:p text:style-name="P17">CAN format</text:p>
          </table:table-cell>
          <table:table-cell table:style-name="Table4.G1" office:value-type="string">
            <text:p text:style-name="P17">Data Content</text:p>
          </table:table-cell>
        </table:table-row>
        <table:table-row>
          <table:table-cell table:style-name="Table4.A2" table:number-rows-spanned="2" office:value-type="string">
            <text:p text:style-name="P16">Verify Node ID</text:p>
          </table:table-cell>
          <table:table-cell table:style-name="Table4.A2" office:value-type="string">
            <text:p text:style-name="P16">N</text:p>
          </table:table-cell>
          <table:table-cell table:style-name="Table4.A2" office:value-type="string">
            <text:p text:style-name="P16">N</text:p>
          </table:table-cell>
          <table:table-cell table:style-name="Table4.A2" office:value-type="string">
            <text:p text:style-name="P16">Y</text:p>
          </table:table-cell>
          <table:table-cell table:style-name="Table4.A2" office:value-type="string">
            <text:p text:style-name="P16">0x28A7</text:p>
          </table:table-cell>
          <table:table-cell table:style-name="Table4.A2" office:value-type="string">
            <text:p text:style-name="P16">0x188A,7sss</text:p>
          </table:table-cell>
          <table:table-cell table:style-name="Table4.G2" office:value-type="string">
            <text:p text:style-name="P16">(optional) Node ID</text:p>
          </table:table-cell>
        </table:table-row>
        <table:table-row>
          <table:covered-table-cell/>
          <table:table-cell table:style-name="Table4.A2" office:value-type="string">
            <text:p text:style-name="P16">Y</text:p>
          </table:table-cell>
          <table:table-cell table:style-name="Table4.A2" office:value-type="string">
            <text:p text:style-name="P16">N</text:p>
          </table:table-cell>
          <table:table-cell table:style-name="Table4.A2" office:value-type="string">
            <text:p text:style-name="P16">Y</text:p>
          </table:table-cell>
          <table:table-cell table:style-name="Table4.A2" office:value-type="string">
            <text:p text:style-name="P16">0x30A0</text:p>
          </table:table-cell>
          <table:table-cell table:style-name="Table4.A2" office:value-type="string">
            <text:p text:style-name="P16">0x1Edd,dsss 0A</text:p>
          </table:table-cell>
          <table:table-cell table:style-name="Table4.G2" office:value-type="string">
            <text:p text:style-name="P16">(optional) Node ID</text:p>
          </table:table-cell>
        </table:table-row>
      </table:table>
      <text:p text:style-name="Standard"/>
      <text:p text:style-name="Standard">There are multiple forms if the Verify Node ID message.</text:p>
      <text:p text:style-name="Standard">The global (unaddressed) format may include an optional NodeID. <text:s/>If present, only nodes with a matching Node ID should reply. <text:s/>If absent, all nodes should reply.</text:p>
      <text:p text:style-name="Standard">The addressed form may include an optional NodeID. The addressed node must always reply, whether or not a Node ID is carried in the data, and whether there's a match when the optional Node ID is present.</text:p>
      <text:p text:style-name="P11">(Should that be here, or under interactions?)</text:p>
      <text:h text:style-name="Heading_20_3" text:outline-level="3">Verified Node ID</text:h>
      <text:p text:style-name="P11">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7">Name</text:p>
          </table:table-cell>
          <table:table-cell table:style-name="Table5.A1" office:value-type="string">
            <text:p text:style-name="P17">Dest ID</text:p>
          </table:table-cell>
          <table:table-cell table:style-name="Table5.A1" office:value-type="string">
            <text:p text:style-name="P17">Event ID</text:p>
          </table:table-cell>
          <table:table-cell table:style-name="Table5.A1" office:value-type="string">
            <text:p text:style-name="P17">Simple Node </text:p>
          </table:table-cell>
          <table:table-cell table:style-name="Table5.A1" office:value-type="string">
            <text:p text:style-name="P17">Common</text:p>
            <text:p text:style-name="P17">MTI</text:p>
          </table:table-cell>
          <table:table-cell table:style-name="Table5.A1" office:value-type="string">
            <text:p text:style-name="P17">CAN format</text:p>
          </table:table-cell>
          <table:table-cell table:style-name="Table5.G1" office:value-type="string">
            <text:p text:style-name="P17">Data Content</text:p>
          </table:table-cell>
        </table:table-row>
        <table:table-row>
          <table:table-cell table:style-name="Table5.A2" office:value-type="string">
            <text:p text:style-name="P16">Verified Node ID</text:p>
          </table:table-cell>
          <table:table-cell table:style-name="Table5.A2" office:value-type="string">
            <text:p text:style-name="P16">N</text:p>
          </table:table-cell>
          <table:table-cell table:style-name="Table5.A2" office:value-type="string">
            <text:p text:style-name="P16">N</text:p>
          </table:table-cell>
          <table:table-cell table:style-name="Table5.A2" office:value-type="string">
            <text:p text:style-name="P16">N</text:p>
          </table:table-cell>
          <table:table-cell table:style-name="Table5.A2" office:value-type="string">
            <text:p text:style-name="P16">0x28B7</text:p>
          </table:table-cell>
          <table:table-cell table:style-name="Table5.A2" office:value-type="string">
            <text:p text:style-name="P16">0x188B,7sss</text:p>
          </table:table-cell>
          <table:table-cell table:style-name="Table5.G2" office:value-type="string">
            <text:p text:style-name="P16">Full Node ID of sending node</text:p>
          </table:table-cell>
        </table:table-row>
      </table:table>
      <text:p text:style-name="P11">The node ID in the data is redundant on wire protocols that carry the full source ID, but can be very valuable for wire protocols that abbreviate (“alias”) the source ID within the messages, e.g. CAN.</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ext:soft-page-break/>
        <table:table-row table:style-name="Table6.1">
          <table:table-cell table:style-name="Table6.A1" office:value-type="string">
            <text:p text:style-name="P17">Name</text:p>
          </table:table-cell>
          <table:table-cell table:style-name="Table6.A1" office:value-type="string">
            <text:p text:style-name="P17">Dest ID</text:p>
          </table:table-cell>
          <table:table-cell table:style-name="Table6.A1" office:value-type="string">
            <text:p text:style-name="P17">Event ID</text:p>
          </table:table-cell>
          <table:table-cell table:style-name="Table6.A1" office:value-type="string">
            <text:p text:style-name="P17">Simple Node </text:p>
          </table:table-cell>
          <table:table-cell table:style-name="Table6.A1" office:value-type="string">
            <text:p text:style-name="P17">Common</text:p>
            <text:p text:style-name="P17">MTI</text:p>
          </table:table-cell>
          <table:table-cell table:style-name="Table6.A1" office:value-type="string">
            <text:p text:style-name="P17">CAN format</text:p>
          </table:table-cell>
          <table:table-cell table:style-name="Table6.G1" office:value-type="string">
            <text:p text:style-name="P17">Data Content</text:p>
          </table:table-cell>
        </table:table-row>
        <table:table-row table:style-name="Table6.1">
          <table:table-cell table:style-name="Table6.A2" office:value-type="string">
            <text:p text:style-name="P16">Optional Interaction Rejected</text:p>
          </table:table-cell>
          <table:table-cell table:style-name="Table6.A2" office:value-type="string">
            <text:p text:style-name="P16">Y</text:p>
          </table:table-cell>
          <table:table-cell table:style-name="Table6.A2" office:value-type="string">
            <text:p text:style-name="P16">N</text:p>
          </table:table-cell>
          <table:table-cell table:style-name="Table6.A2" office:value-type="string">
            <text:p text:style-name="P16">N</text:p>
          </table:table-cell>
          <table:table-cell table:style-name="Table6.A2" office:value-type="string">
            <text:p text:style-name="P16">0x30C0</text:p>
          </table:table-cell>
          <table:table-cell table:style-name="Table6.A2" office:value-type="string">
            <text:p text:style-name="P16">0x1Edd,dsss 0C</text:p>
          </table:table-cell>
          <table:table-cell table:style-name="Table6.G2" office:value-type="string">
            <text:p text:style-name="P16">MTI, error, optional information</text:p>
          </table:table-cell>
        </table:table-row>
      </table:table>
      <text:p text:style-name="P13"/>
      <text:p text:style-name="P12">The contents are, in order:</text:p>
      <text:list xml:id="list803493189" text:style-name="L9">
        <text:list-item>
          <text:p text:style-name="P28"><text:span text:style-name="T5">Two bytes of MTI. <text:s/>If the frame transport only delivered part of the MTI</text:span><text:span text:style-name="T5"><text:note text:id="ftn3" text:note-class="footnote"><text:note-citation>3</text:note-citation><text:note-body><text:p text:style-name="Footnote">For example, CAN delivers 9 or 13 bits of the MTI via each frame.</text:p></text:note-body></text:note></text:span><text:span text:style-name="T5">, that content is returned with the rest of the MTI bits set to zero.</text:span></text:p>
        </text:list-item>
        <text:list-item>
          <text:p text:style-name="P29">Two bytes of error code.</text:p>
        </text:list-item>
        <text:list-item>
          <text:p text:style-name="P29">Any extra bytes that the node wishes to include. There can be zero or more of these. These must be described in the node documentation.</text:p>
        </text:list-item>
      </text:list>
      <text:p text:style-name="P12">Nodes must process this message even if not all of the contents are provided.</text:p>
      <text:p text:style-name="P12">Error codes:</text:p>
      <text:p text:style-name="P15">0x1000 bit: if set, this is known to be a temporary error, and the interaction can be retried.</text:p>
      <text:p text:style-name="P15">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17">Name</text:p>
          </table:table-cell>
          <table:table-cell table:style-name="Table7.A1" office:value-type="string">
            <text:p text:style-name="P17">Dest ID</text:p>
          </table:table-cell>
          <table:table-cell table:style-name="Table7.A1" office:value-type="string">
            <text:p text:style-name="P17">Event ID</text:p>
          </table:table-cell>
          <table:table-cell table:style-name="Table7.A1" office:value-type="string">
            <text:p text:style-name="P17">Simple Node </text:p>
          </table:table-cell>
          <table:table-cell table:style-name="Table7.A1" office:value-type="string">
            <text:p text:style-name="P17">Common</text:p>
            <text:p text:style-name="P17">MTI</text:p>
          </table:table-cell>
          <table:table-cell table:style-name="Table7.A1" office:value-type="string">
            <text:p text:style-name="P17">CAN format</text:p>
          </table:table-cell>
          <table:table-cell table:style-name="Table7.G1" office:value-type="string">
            <text:p text:style-name="P17">Data Content</text:p>
          </table:table-cell>
        </table:table-row>
        <table:table-row>
          <table:table-cell table:style-name="Table7.A2" office:value-type="string">
            <text:p text:style-name="P16">Terminate Due to Error</text:p>
          </table:table-cell>
          <table:table-cell table:style-name="Table7.A2" office:value-type="string">
            <text:p text:style-name="P16">Y</text:p>
          </table:table-cell>
          <table:table-cell table:style-name="Table7.A2" office:value-type="string">
            <text:p text:style-name="P16">N</text:p>
          </table:table-cell>
          <table:table-cell table:style-name="Table7.A2" office:value-type="string">
            <text:p text:style-name="P16">N</text:p>
          </table:table-cell>
          <table:table-cell table:style-name="Table7.A2" office:value-type="string">
            <text:p text:style-name="P16">0x30D0</text:p>
          </table:table-cell>
          <table:table-cell table:style-name="Table7.A2" office:value-type="string">
            <text:p text:style-name="P16">0x1Edd,dsss 0D</text:p>
          </table:table-cell>
          <table:table-cell table:style-name="Table7.G2" office:value-type="string">
            <text:p text:style-name="P16">MTI, error, optional information</text:p>
          </table:table-cell>
        </table:table-row>
      </table:table>
      <text:p text:style-name="P15"/>
      <text:p text:style-name="P12">The contents are, in order:</text:p>
      <text:list xml:id="list2150232039" text:continue-numbering="true" text:style-name="L9">
        <text:list-item>
          <text:p text:style-name="P28"><text:span text:style-name="T5">Two bytes of MTI. <text:s/>If the frame transport only delivered part of the MTI</text:span><text:span text:style-name="T5"><text:note text:id="ftn4" text:note-class="footnote"><text:note-citation>4</text:note-citation><text:note-body><text:p text:style-name="Footnote"><text:change-start text:change-id="ct351972864"/>For example, CAN delivers 9 or 13 bits of the MTI<text:change-end text:change-id="ct351972864"/><text:change-start text:change-id="ct351972544"/> via each frame.<text:change-end text:change-id="ct351972544"/></text:p></text:note-body></text:note></text:span><text:span text:style-name="T5">, that content is returned with the rest of the MTI bits set to zero.</text:span></text:p>
        </text:list-item>
        <text:list-item>
          <text:p text:style-name="P29">Two bytes of error code.</text:p>
        </text:list-item>
        <text:list-item>
          <text:p text:style-name="P29">Any extra bytes that the node wishes to include. There can be zero or more of these. These must be described in the node documentation.</text:p>
        </text:list-item>
      </text:list>
      <text:p text:style-name="P12">Nodes must process this message even if not all of the contents are provided.</text:p>
      <text:p text:style-name="P12"><text:soft-page-break/>Error codes:</text:p>
      <text:p text:style-name="P15">0x1000 bit: if set, this is known to be a temporary error, and the interaction can be retried.</text:p>
      <text:p text:style-name="P15">0x2000 bit: if set, this is known to be a permanent error, and the interaction must not be retried.</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1994838936" text:style-name="L10">
        <text:list-item>
          <text:p text:style-name="P30">There is no guarantee that any other node is listening for this. No reply is possible. </text:p>
        </text:list-item>
        <text:list-item>
          <text:p text:style-name="P30">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and it's alias will be <text:span text:style-name="T5">in the</text:span> source ID part of the message.</text:p>
      <text:h text:style-name="Heading_20_4" text:outline-level="4">Example: Finding all nodes</text:h>
      <text:p text:style-name="Standard">Send the global form with no node ID</text:p>
      <text:h text:style-name="Heading_20_4" text:outline-level="4">Example: Confirming that a specific node can still be reached</text:h>
      <text:p text:style-name="Standard">If you have the necessary information (e.g. alia) use the addressed form, as it's less load on the entire system. Otherwise use the global form with the Node ID in the data.</text:p>
      <text:h text:style-name="Heading_20_3" text:outline-level="3"><text:soft-page-break/>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1805284137" text:style-name="L11">
        <text:list-item>
          <text:p text:style-name="P31">Node A receives an addressed message from Node B that carries Node A's NID. </text:p>
        </text:list-item>
      </text:list>
      <text:list xml:id="list676025845" text:style-name="L12">
        <text:list-item>
          <text:p text:style-name="P32">The MTI indicates the start of an optional interaction. </text:p>
        </text:list-item>
      </text:list>
      <text:list xml:id="list692384387" text:style-name="L13">
        <text:list-item>
          <text:p text:style-name="P33">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change-end text:change-id="ct351936864"/><text:change-start text:change-id="ct351936960"/>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351936960"/><text:change-start text:change-id="ct351945280"/></text:p>
      <text:h text:style-name="Heading_20_4" text:outline-level="4">Reject Unaddressed Optional Interaction</text:h>
      <text:list xml:id="list752492965" text:style-name="L14">
        <text:list-item>
          <text:p text:style-name="P34">Node A receives an unaddressed message from Node B. </text:p>
        </text:list-item>
        <text:list-item>
          <text:p text:style-name="P34">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1680049421" text:style-name="L15">
        <text:list-item>
          <text:p text:style-name="P35">Node A is taking part in an addressed interaction with Node B. Either node may be able to send the next message.</text:p>
        </text:list-item>
        <text:list-item>
          <text:p text:style-name="P35">Some error condition prevents Node A from continuing the interaction. </text:p>
        </text:list-item>
        <text:list-item>
          <text:p text:style-name="P35">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text:soft-page-break/>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5">that</text:span> is meant to handle rare events that should not routinely occur. <text:s/>The “most recent MTI received” values is not always sufficient to determine <text:span text:style-name="T5">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add an example e.g. two PIP requests which the node can't handle, please retry) (Make it clear when this option is <text:span text:style-name="T10">not</text:span><text:change-end text:change-id="ct351945280"/><text:change-start text:change-id="ct351946400"/> available in the protocol docs; assume it is if not otherwise indicated; simplifies little nodes)<text:change-end text:change-id="ct351946400"/><text:change-start text:change-id="ct351919760"/></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2" text:outline-level="2">Delays and Timeouts</text:h>
      <text:p text:style-name="Standard">Nodes shall send messages required by OpenLCB protocols within 750 msec unless otherwise indicated in <text:span text:style-name="T5">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ext:soft-page-break/>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5">the</text:span> messge-specific parts of the TN.<text:change-end text:change-id="ct351919760"/><text:change-start text:change-id="ct351933056"/></text:p>
      <text:h text:style-name="Heading_20_1" text:outline-level="1"><text:change-end text:change-id="ct351933056"/><text:change-start text:change-id="ct351933568"/>Simple Node Protocol Subset</text:h>
      <text:p text:style-name="Standard"><text:change-end text:change-id="ct351933568"/><text:change-start text:change-id="ct351908400"/>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351920128"/>Simple nodes also have to do whatever is needed to function with their specific wire protocol, e.g. send <text:change-end text:change-id="ct351920128"/><text:change-start text:change-id="ct351919856"/>CID/RID frames on CAN.<text:change-end text:change-id="ct351919856"/></text:p></text:note-body></text:note> </text:p>
      <text:list xml:id="list388447493" text:style-name="L16">
        <text:list-item>
          <text:p text:style-name="P36">indicate their presence (by sending Initialization Complete messages and replying to Verify Node messages)</text:p>
        </text:list-item>
        <text:list-item>
          <text:p text:style-name="P36">send and receive event reports (through PCER messages and associated reports)</text:p>
        </text:list-item>
        <text:list-item>
          <text:p text:style-name="P36">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1347031120" text:style-name="L17">
        <text:list-item>
          <text:p text:style-name="P37">learn about the appearance of other nodes (by receiving Initialization Complete messages)</text:p>
        </text:list-item>
        <text:list-item>
          <text:p text:style-name="P37">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5">this</text:span>. <text:s/></text:p>
      <text:p text:style-name="Standard">Gateways <text:span text:style-name="T9">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5">the</text:span> current MTI definitions.</text:p>
      <text:h text:style-name="Heading_20_3" text:outline-level="3"><text:soft-page-break/>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1839730315" text:style-name="L18">
        <text:list-item>
          <text:p text:style-name="P38">Verify Node ID – They need to receive this so that they can reply to it.</text:p>
        </text:list-item>
        <text:list-item>
          <text:p text:style-name="P38">Verified Node ID – They need to receive this because it's the reply to their own request, which might be used to e.g. locate a node for delayed sending of status</text:p>
        </text:list-item>
        <text:list-item>
          <text:p text:style-name="P38">Protocol Support Inquiry – They need to receive this so that they can reply to it.</text:p>
        </text:list-item>
        <text:list-item>
          <text:p text:style-name="P38">Identify Consumers, Identify Producers, Identify Events – <text:span text:style-name="T9">because</text:span> others will ask this of them</text:p>
        </text:list-item>
        <text:list-item>
          <text:p text:style-name="P38">Learn Event – so they can be programmed</text:p>
        </text:list-item>
        <text:list-item>
          <text:p text:style-name="P38">P/C Event Report – what they do for a living</text:p>
        </text:list-item>
      </text:list>
      <text:p text:style-name="Standard">In the future, additional MTIs will be defined. If simple nodes need to received them, the MTI will indicate that; see the MTI Allocation TN. </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1938157848" text:style-name="L19">
        <text:list-item>
          <text:p text:style-name="P39">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39">Consumer Identified, Consumer Identify Range: These are of interest to gateways and configuration tools, but an individual producer does not need to know which (if any) nodes are consuming its produced events.</text:p>
        </text:list-item>
        <text:list-item>
          <text:p text:style-name="P39">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351908400"/><text:change-start text:change-id="ct351909504"/>Expansion</text:h>
      <text:h text:style-name="Heading_20_2" text:outline-level="2"><text:change-end text:change-id="ct351909504"/><text:change-start text:change-id="ct351907296"/>Longer MTIs</text:h>
      <text:p text:style-name="Standard">On the expansion past 16 bit MTIs both for global and addressed messages. Easy to take up another byte, harder to get optimal use out of it. Expansion needs to be indicated by something that's in the CAN section, so use all zero. <text:s/></text:p>
      <text:h text:style-name="Heading_20_2" text:outline-level="2"><text:soft-page-break/>Longer Messages<text:change-end text:change-id="ct351907296"/><text:change-start text:change-id="ct351909600"/></text:h>
      <text:p text:style-name="Standard">Longer than 8-byte global, 7-byte <text:change-end text:change-id="ct351909600"/><text:change-start text:change-id="ct351905968"/>addressed messages don't fit in a single frame. <text:s/>Discuss mechanism. <text:s/>Includes issues of guaranteed place for global to land in a node, e.g. memory management. (Spare frame type; request resend w/o buffering, but how long to hang on to origina<text:change-end text:change-id="ct351905968"/><text:change-start text:change-id="ct301798416"/>l?)<text:change-end text:change-id="ct301798416"/><text:change-start text:change-id="ct351906064"/></text:p>
      <text:p text:style-name="Standard"><text:change-end text:change-id="ct351906064"/><text:change-start text:change-id="ct351906336"/>PIP reply uses “break into N frames with MTI at start”: <text:s/>One message becomes N smaller ones. <text:s/>But it's a directed reply, so <text:span text:style-name="T5">the</text:span> requestor can ensure that the response will be processed on receipt.<text:change-end text:change-id="ct351906336"/><text:change-start text:change-id="ct351906432"/> Label end with a non-full CAN frame (though Io code sends those in the middle), if needed a zero-length frame.<text:change-end text:change-id="ct351906432"/><text:change-start text:change-id="ct352282464"/></text:p>
      <text:p text:style-name="P1"><text:change-end text:change-id="ct352282464"/><text:change text:change-id="ct3011132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3"><text:s/>1 Introduction<text:tab/>1</text:p>
          <text:p text:style-name="P43"><text:s/>2 Annotations to the Specification<text:tab/>1</text:p>
          <text:p text:style-name="P44"><text:s/>2.1 Introduction<text:tab/>1</text:p>
          <text:p text:style-name="P44"><text:s/>2.2 Intended Use<text:tab/>1</text:p>
          <text:p text:style-name="P44"><text:s/>2.3 References and Context<text:tab/>2</text:p>
          <text:p text:style-name="P44"><text:s/>2.4 Message Format<text:tab/>2</text:p>
          <text:p text:style-name="P45"><text:s/>2.4.1 Message Type Indicators<text:tab/>2</text:p>
          <text:p text:style-name="P42"><text:s/>2.4.1.1 CAN MTI Considerations<text:tab/>5</text:p>
          <text:p text:style-name="P46"><text:s/>2.4.1.1.1 Addressed CAN MTIs<text:tab/>6</text:p>
          <text:p text:style-name="P46"><text:s/>2.4.1.1.2 Unaddressed CAN MTIs<text:tab/>7</text:p>
          <text:p text:style-name="P46"><text:s/>2.4.1.1.3 CAN Notes<text:tab/>7</text:p>
          <text:p text:style-name="P45"><text:s/>2.4.2 Message Content<text:tab/>7</text:p>
          <text:p text:style-name="P44"><text:s/>2.5 States<text:tab/>8</text:p>
          <text:p text:style-name="P44"><text:s/>2.6 Definition of Specific Messages<text:tab/>8</text:p>
          <text:p text:style-name="P45"><text:s/>2.6.1 Initialization Complete<text:tab/>8</text:p>
          <text:p text:style-name="P45"><text:s/>2.6.2 Verify Node ID<text:tab/>9</text:p>
          <text:p text:style-name="P45"><text:s/>2.6.3 Verified Node ID<text:tab/>9</text:p>
          <text:p text:style-name="P45"><text:s/>2.6.4 Optional Interaction Rejected<text:tab/>9</text:p>
          <text:p text:style-name="P45"><text:s/>2.6.5 Terminate Due to Error<text:tab/>10</text:p>
          <text:p text:style-name="P44"><text:s/>2.7 Interactions<text:tab/>11</text:p>
          <text:p text:style-name="P45"><text:s/>2.7.1 Node Initialization<text:tab/>11</text:p>
          <text:p text:style-name="P45"><text:s/>2.7.2 Node ID Detection<text:tab/>11</text:p>
          <text:p text:style-name="P42"><text:s/>2.7.2.1 Example: Node obtaining local alias from full node ID<text:tab/>11</text:p>
          <text:p text:style-name="P42"><text:s/>2.7.2.2 Example: Finding all nodes<text:tab/>11</text:p>
          <text:p text:style-name="P42"><text:s/>2.7.2.3 Example: Confirming that a specific node can still be reached<text:tab/>11</text:p>
          <text:p text:style-name="P45"><text:s/>2.7.3 Error Handling<text:tab/>12</text:p>
          <text:p text:style-name="P42"><text:soft-page-break/><text:s/>2.7.3.1 Reject Addressed Optional Interaction<text:tab/>12</text:p>
          <text:p text:style-name="P42"><text:s/>2.7.3.2 Reject Unaddressed Optional Interaction<text:tab/>12</text:p>
          <text:p text:style-name="P42"><text:s/>2.7.3.3 Reject Addressed Standard Interaction Due to Error<text:tab/>12</text:p>
          <text:p text:style-name="P45"><text:s/>2.7.4 Duplicate Node ID Discovery<text:tab/>13</text:p>
          <text:p text:style-name="P44"><text:s/>2.8 Delays and Timeouts<text:tab/>13</text:p>
          <text:p text:style-name="P43"><text:s/>3 Simple Node Protocol Subset<text:tab/>14</text:p>
          <text:p text:style-name="P44"><text:s/>3.1 Protocol Description<text:tab/>14</text:p>
          <text:p text:style-name="P45"><text:s/>3.1.1 Messages Transmitted<text:tab/>15</text:p>
          <text:p text:style-name="P45"><text:s/>3.1.2 Messages Received<text:tab/>15</text:p>
          <text:p text:style-name="P45"><text:s/>3.1.3 Messages Not Received<text:tab/>15</text:p>
          <text:p text:style-name="P43"><text:s/>4 Expansion<text:tab/>15</text:p>
          <text:p text:style-name="P44"><text:s/>4.1 Longer MTIs<text:tab/>15</text:p>
          <text:p text:style-name="P44"><text:s/>4.2 Longer Messages<text:tab/>16</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Header">
      <style:paragraph-properties fo:text-align="center" style:justify-single-word="false" style:snap-to-layout-grid="false"/>
      <style:text-properties style:font-name="Helvetica" fo:font-size="10pt" fo:font-weight="bold" style:font-size-asian="10pt" style:font-weight-asian="bold" style:font-size-complex="10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352027344" text:id="ct352027344">
            <text:deletion>
              <office:change-info>
                <dc:creator>Bob Jacobsen</dc:creator>
                <dc:date>2010-10-08T17:22:00</dc:date>
              </office:change-info>
              <text:p text:style-name="MP1">NMRA Technical Note (number)</text:p>
            </text:deletion>
          </text:changed-region>
          <text:changed-region xml:id="ct352027472" text:id="ct352027472">
            <text:insertion>
              <office:change-info>
                <dc:creator>Bob Jacobsen</dc:creator>
                <dc:date>2010-10-08T17:22:00</dc:date>
              </office:change-info>
            </text:insertion>
          </text:changed-region>
        </text:tracked-changes>
        <text:p text:style-name="MP1"><draw:custom-shape text:anchor-type="char" draw:z-index="1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352027344"/><text:change-start text:change-id="ct352027472"/>OpenLCB Message Network Technical Note<text:change-end text:change-id="ct352027472"/></text:p>
      </style:header>
      <style:footer>
        <text:tracked-changes>
          <text:changed-region xml:id="ct305438080" text:id="ct305438080">
            <text:deletion>
              <office:change-info>
                <dc:creator>Bob Jacobsen</dc:creator>
                <dc:date>2010-10-08T17:23:00</dc:date>
              </office:change-info>
              <text:p text:style-name="Contents_20_Heading"><text:span text:style-name="MT2">Title</text:span><text:span text:style-name="MT3"><text:tab/></text:span></text:p>
            </text:deletion>
          </text:changed-region>
          <text:changed-region xml:id="ct352047984" text:id="ct352047984">
            <text:insertion>
              <office:change-info>
                <dc:creator>Bob Jacobsen</dc:creator>
                <dc:date>2011-07-23T20:10:00</dc:date>
              </office:change-info>
            </text:insertion>
          </text:changed-region>
        </text:tracked-changes>
        <text:p text:style-name="Contents_20_Heading"><text:change text:change-id="ct305438080"/><text:change-start text:change-id="ct35204798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52047984"/><text:span text:style-name="MT3"><text:tab/>Page </text:span><text:span text:style-name="Page_20_Number"><text:span text:style-name="MT3"><text:page-number text:select-page="current">18</text:page-number></text:span></text:span><text:span text:style-name="Page_20_Number"><text:span text:style-name="MT3"> of </text:span></text:span><text:span text:style-name="Page_20_Number"><text:span text:style-name="MT3"><text:page-count style:num-format="1">18</text:page-count></text:span></text:span><text:span text:style-name="Page_20_Number"><text:span text:style-name="MT3"> - </text:span></text:span><text:span text:style-name="Page_20_Number"><text:span text:style-name="MT3"><text:date style:data-style-name="N116" text:date-value="2012-06-06T12:40:13">6/6/2012</text:date></text:span></text:span></text:p>
      </style:footer>
    </style:master-page>
    <style:master-page style:name="First_20_Page" style:display-name="First Page" style:page-layout-name="Mpm2" style:next-style-name="Standard">
      <style:header>
        <text:tracked-changes>
          <text:changed-region xml:id="ct525034080" text:id="ct525034080">
            <text:deletion>
              <office:change-info>
                <dc:creator>Bob Jacobsen</dc:creator>
                <dc:date>2010-10-07T21:46:00</dc:date>
              </office:change-info>
              <text:p text:style-name="MP7">NMRA TECHNICAL NOTES</text:p>
            </text:deletion>
          </text:changed-region>
          <text:changed-region xml:id="ct533204208" text:id="ct533204208">
            <text:insertion>
              <office:change-info>
                <dc:creator>Bob Jacobsen</dc:creator>
                <dc:date>2010-10-08T17:19:00</dc:date>
              </office:change-info>
            </text:insertion>
          </text:changed-region>
          <text:changed-region xml:id="ct533541648" text:id="ct533541648">
            <text:insertion>
              <office:change-info>
                <dc:creator>Bob Jacobsen</dc:creator>
                <dc:date>2010-10-08T18:28:00</dc:date>
              </office:change-info>
            </text:insertion>
          </text:changed-region>
          <text:changed-region xml:id="ct517241472" text:id="ct517241472">
            <text:deletion>
              <office:change-info>
                <dc:creator>Bob Jacobsen</dc:creator>
                <dc:date>2010-10-08T18:28:00</dc:date>
              </office:change-info>
              <text:p text:style-name="MP6">(title)</text:p>
            </text:deletion>
          </text:changed-region>
          <text:changed-region xml:id="ct524663168" text:id="ct524663168">
            <text:insertion>
              <office:change-info>
                <dc:creator>Bob Jacobsen</dc:creator>
                <dc:date>2010-10-08T18:28:00</dc:date>
              </office:change-info>
            </text:insertion>
          </text:changed-region>
          <text:changed-region xml:id="ct533676832" text:id="ct533676832">
            <text:deletion>
              <office:change-info>
                <dc:creator>Bob Jacobsen</dc:creator>
                <dc:date>2010-10-08T17:19:00</dc:date>
              </office:change-info>
              <text:p text:style-name="MP6">(date)</text:p>
            </text:deletion>
          </text:changed-region>
          <text:changed-region xml:id="ct525016624" text:id="ct525016624">
            <text:insertion>
              <office:change-info>
                <dc:creator>Bob Jacobsen</dc:creator>
                <dc:date>2010-10-14T08:43:00</dc:date>
              </office:change-info>
            </text:insertion>
          </text:changed-region>
          <text:changed-region xml:id="ct517179632" text:id="ct517179632">
            <text:deletion>
              <office:change-info>
                <dc:creator>Bob Jacobsen</dc:creator>
                <dc:date>2010-10-07T21:47:00</dc:date>
              </office:change-info>
              <text:p text:style-name="MP6">(number)</text:p>
            </text:deletion>
          </text:changed-region>
          <text:changed-region xml:id="ct517469152" text:id="ct517469152">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8"><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525034080"/><text:change-start text:change-id="ct533204208"/>OpenLCB <text:change-end text:change-id="ct533204208"/><text:change-start text:change-id="ct533541648"/>Technical Note<text:change-end text:change-id="ct533541648"/></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517241472"/><text:change-start text:change-id="ct524663168"/>OpenLCB Message Network<text:change-end text:change-id="ct524663168"/></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533676832"/><text:change-start text:change-id="ct525016624"/><text:date style:data-style-name="N75" text:date-value="2012-06-06T12:40:13">Jun 6, 2012</text:date><text:change-end text:change-id="ct525016624"/></text:p>
            </table:table-cell>
            <table:table-cell table:style-name="Table1.C1" office:value-type="string">
              <text:p text:style-name="MP6"><text:change text:change-id="ct517179632"/><text:change-start text:change-id="ct517469152"/>Preliminary<text:change-end text:change-id="ct517469152"/></text:p>
            </table:table-cell>
          </table:table-row>
        </table:table>
        <text:p text:style-name="Header"/>
      </style:header>
      <style:footer>
        <text:tracked-changes>
          <text:changed-region xml:id="ct352021376" text:id="ct352021376">
            <text:deletion>
              <office:change-info>
                <dc:creator>Bob Jacobsen</dc:creator>
                <dc:date>2011-07-23T20:10:00</dc:date>
              </office:change-info>
              <text:p text:style-name="MP9">Copyright 20</text:p>
            </text:deletion>
          </text:changed-region>
          <text:changed-region xml:id="ct352047200" text:id="ct352047200">
            <text:deletion>
              <office:change-info>
                <dc:creator>Bob Jacobsen</dc:creator>
                <dc:date>2010-10-07T21:47:00</dc:date>
              </office:change-info>
              <text:p text:style-name="MP9">90</text:p>
            </text:deletion>
          </text:changed-region>
          <text:changed-region xml:id="ct352027168" text:id="ct352027168">
            <text:deletion>
              <office:change-info>
                <dc:creator>Bob Jacobsen</dc:creator>
                <dc:date>2011-07-23T20:10:00</dc:date>
              </office:change-info>
              <text:p text:style-name="MP9">, by J. Day, D. Harris, B. Jacobsen, </text:p>
            </text:deletion>
          </text:changed-region>
          <text:changed-region xml:id="ct352009744" text:id="ct352009744">
            <text:deletion>
              <office:change-info>
                <dc:creator>Bob Jacobsen</dc:creator>
                <dc:date>2010-10-08T17:21:00</dc:date>
              </office:change-info>
              <text:p text:style-name="MP9">A. Robinson, </text:p>
            </text:deletion>
          </text:changed-region>
          <text:changed-region xml:id="ct352020208" text:id="ct352020208">
            <text:deletion>
              <office:change-info>
                <dc:creator>Bob Jacobsen</dc:creator>
                <dc:date>2011-07-23T20:10:00</dc:date>
              </office:change-info>
              <text:p text:style-name="MP9">and A. Shepherd</text:p>
            </text:deletion>
          </text:changed-region>
          <text:changed-region xml:id="ct352020608" text:id="ct352020608">
            <text:insertion>
              <office:change-info>
                <dc:creator>Bob Jacobsen</dc:creator>
                <dc:date>2011-07-23T20:10:00</dc:date>
              </office:change-info>
            </text:insertion>
          </text:changed-region>
        </text:tracked-changes>
        <text:p text:style-name="MP8"><text:change text:change-id="ct352021376"/><text:change text:change-id="ct352047200"/><text:change text:change-id="ct352027168"/><text:change text:change-id="ct352009744"/><text:change text:change-id="ct352020208"/><text:change-start text:change-id="ct35202060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52020608"/><text:span text:style-name="MT4"><text:tab/></text:span><text:span text:style-name="MT5">Page </text:span><text:span text:style-name="Page_20_Number"><text:span text:style-name="MT5"><text:page-number text:select-page="current">18</text:page-number></text:span></text:span><text:span text:style-name="Page_20_Number"><text:span text:style-name="MT5"> of </text:span></text:span><text:span text:style-name="Page_20_Number"><text:span text:style-name="MT5"><text:page-count style:num-format="1">18</text:page-count></text:span></text:span><text:span text:style-name="Page_20_Number"><text:span text:style-name="MT5"> - </text:span></text:span><text:span text:style-name="Page_20_Number"><text:span text:style-name="MT5"><text:date style:data-style-name="N116" text:date-value="2012-06-06T12:40:13">6/6/2012</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114</meta:editing-cycles>
    <meta:editing-duration>P1DT16H13M5S</meta:editing-duration>
    <meta:generator>OpenOffice.org/3.3$Unix OpenOffice.org_project/330m20$Build-9567</meta:generator>
    <dc:date>2012-06-06T12:40:13</dc:date>
    <dc:creator>Bob Jacobsen</dc:creator>
    <meta:keyword>OpenLCB-CAN Message Network</meta:keyword>
    <meta:document-statistic meta:table-count="10" meta:image-count="1" meta:object-count="0" meta:page-count="18" meta:paragraph-count="458" meta:word-count="5719" meta:character-count="33578"/>
    <meta:user-defined meta:name="Info 1"/>
    <meta:user-defined meta:name="Info 2"/>
    <meta:user-defined meta:name="Info 3"/>
    <meta:user-defined meta:name="Info 4"/>
  </office:meta>
</office:document-meta>
</file>